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f4548" officeooo:paragraph-rsid="000f454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f4548" officeooo:paragraph-rsid="000f454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bold" officeooo:rsid="000f4548" officeooo:paragraph-rsid="000f4548" style:font-size-asian="12.25pt" style:font-style-asian="italic" style:font-weight-asian="bold" style:font-size-complex="14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 Focus Group (t=0)</text:p>
      <text:p text:style-name="P1"/>
      <text:p text:style-name="P2"/>
      <text:p text:style-name="P3">1)Laquelle de ces 3 expériences avez-vous préféré ?</text:p>
      <text:p text:style-name="P2"/>
      <text:p text:style-name="P2">-</text:p>
      <text:p text:style-name="P2"/>
      <text:p text:style-name="P3">2) Que pourrait-on améliorer pour cette expérience ? (volume sonore, choix des</text:p>
      <text:p text:style-name="P3">ambiances, odeurs…)</text:p>
      <text:p text:style-name="P3"/>
      <text:p text:style-name="P2">-</text:p>
      <text:p text:style-name="P2"/>
      <text:p text:style-name="P3">3) Vous sentiez-vous immergé dans la lecture ?</text:p>
      <text:p text:style-name="P3"/>
      <text:p text:style-name="P2">-</text:p>
      <text:p text:style-name="P2"/>
      <text:p text:style-name="P3">4) Le choix des ambiances vous semblait-il cohérent avec la lecture ?</text:p>
      <text:p text:style-name="P3"/>
      <text:p text:style-name="P2">-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2:28:16.828563137</meta:creation-date>
    <dc:date>2019-04-08T16:09:16.789153619</dc:date>
    <meta:editing-duration>PT2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0" meta:character-count="298" meta:non-whitespace-character-count="258"/>
  </office:meta>
</office:document-meta>
</file>